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1252" officeooo:paragraph-rsid="00161252"/>
    </style:style>
    <style:style style:name="T1" style:family="text">
      <style:text-properties officeooo:rsid="0017e7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rish life</text:p>
      <text:p text:style-name="P1"/>
      <text:p text:style-name="P1">Irish life is established in 1939, and is an Irish life assurance and pension company.</text:p>
      <text:p text:style-name="P1">Also, Irish life has been part of the Great-West Lifeco group of companies which is one of the world life assurance organizations since 2013 <text:span text:style-name="T1">and work in Pensions, Investments, Life Insurance and Health Insurance fields with delivering the highest standards of customer servi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4:21:09.506038003</meta:creation-date>
    <dc:date>2018-10-15T14:36:46.738939473</dc:date>
    <meta:editing-duration>PT5M27S</meta:editing-duration>
    <meta:editing-cycles>1</meta:editing-cycles>
    <meta:generator>LibreOffice/6.0.6.2$Linux_X86_64 LibreOffice_project/00m0$Build-2</meta:generator>
    <meta:document-statistic meta:table-count="0" meta:image-count="0" meta:object-count="0" meta:page-count="1" meta:paragraph-count="3" meta:word-count="60" meta:character-count="373" meta:non-whitespace-character-count="316"/>
  </office:meta>
</office:document-meta>
</file>